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9 - mens. 08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8-23" calcext:value-type="date">
            <text:p>23/08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2 - mens. 09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9-25" calcext:value-type="date">
            <text:p>25/09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5 - mens. 10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0-23" calcext:value-type="date">
            <text:p>23/10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8 - mens. 11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1-25" calcext:value-type="date">
            <text:p>25/11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2 - mens. 12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19" calcext:value-type="date">
            <text:p>19/12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5 - mens. 0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24" calcext:value-type="date">
            <text:p>24/01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8 - mens. 0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26" calcext:value-type="date">
            <text:p>26/02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2 - mens. 03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24" calcext:value-type="date">
            <text:p>24/03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6 - mens. 04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25" calcext:value-type="date">
            <text:p>25/04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0 - mens. 05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26" calcext:value-type="date">
            <text:p>26/05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4 - mens. 06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25" calcext:value-type="date">
            <text:p>25/06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8 - mens. 07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25" calcext:value-type="date">
            <text:p>25/07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3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7:21:24.469001666">00:00:00</text:time></text:span><text:span text:style-name="MT2"><text:time style:data-style-name="N2" text:time-value="17:21:24.469024254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7:21:24.4726893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8-01T17:22:17.597813571</dc:date>
    <dc:language>pt-PT</dc:language>
    <meta:editing-cycles>667</meta:editing-cycles>
    <meta:editing-duration>P1DT11H7M58S</meta:editing-duration>
    <meta:print-date>2022-07-01T10:31:27.249000000</meta:print-date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